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1188a" officeooo:paragraph-rsid="0011188a"/>
    </style:style>
    <style:style style:name="P2" style:family="paragraph" style:parent-style-name="Standard">
      <style:text-properties officeooo:rsid="0011188a" officeooo:paragraph-rsid="0011188a"/>
    </style:style>
    <style:style style:name="P3" style:family="paragraph" style:parent-style-name="Standard">
      <style:paragraph-properties fo:text-align="center" style:justify-single-word="false"/>
      <style:text-properties officeooo:rsid="0011188a" officeooo:paragraph-rsid="0011188a"/>
    </style:style>
    <style:style style:name="P4" style:family="paragraph" style:parent-style-name="Preformatted_20_Text">
      <style:paragraph-properties fo:margin-top="0in" fo:margin-bottom="0.1965in" style:contextual-spacing="false"/>
    </style:style>
    <style:style style:name="P5" style:family="paragraph" style:parent-style-name="Standard">
      <style:text-properties officeooo:rsid="0012afca" officeooo:paragraph-rsid="0012afca"/>
    </style:style>
    <style:style style:name="P6" style:family="paragraph" style:parent-style-name="Standard">
      <style:text-properties officeooo:paragraph-rsid="0012afca"/>
    </style:style>
    <style:style style:name="P7" style:family="paragraph" style:parent-style-name="Standard" style:list-style-name="L1">
      <style:text-properties officeooo:rsid="0011188a" officeooo:paragraph-rsid="0011188a"/>
    </style:style>
    <style:style style:name="P8" style:family="paragraph" style:parent-style-name="Standard">
      <style:text-properties officeooo:rsid="0011188a" officeooo:paragraph-rsid="0011188a"/>
    </style:style>
    <style:style style:name="P9" style:family="paragraph" style:parent-style-name="Standard" style:list-style-name="L2">
      <style:text-properties officeooo:rsid="0012afca" officeooo:paragraph-rsid="0012afca"/>
    </style:style>
    <style:style style:name="P10" style:family="paragraph" style:parent-style-name="Standard" style:list-style-name="L3">
      <style:text-properties officeooo:rsid="0012afca" officeooo:paragraph-rsid="0012afca"/>
    </style:style>
    <style:style style:name="P11" style:family="paragraph" style:parent-style-name="Standard" style:list-style-name="L3">
      <style:text-properties officeooo:paragraph-rsid="0012afca"/>
    </style:style>
    <style:style style:name="P12" style:family="paragraph" style:parent-style-name="Standard" style:list-style-name="L4">
      <style:text-properties officeooo:rsid="00151547" officeooo:paragraph-rsid="00151547"/>
    </style:style>
    <style:style style:name="T1" style:family="text">
      <style:text-properties officeooo:rsid="00115251"/>
    </style:style>
    <style:style style:name="T2" style:family="text">
      <style:text-properties officeooo:rsid="0012afca"/>
    </style:style>
    <style:style style:name="T3" style:family="text">
      <style:text-properties officeooo:rsid="001445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ML</text:p>
      <text:p text:style-name="P2"/>
      <text:p text:style-name="P2">- Structure</text:p>
      <text:p text:style-name="P2"/>
      <text:p text:style-name="P2">Webpages should start with a DOCTYPE html declaration, followed by an html element.</text:p>
      <text:p text:style-name="P2"/>
      <text:p text:style-name="P2">E.g: &lt;!DOCTYPE html&gt;</text:p>
      <text:p text:style-name="P2"/>
      <text:list xml:id="list2604334530" text:style-name="L1">
        <text:list-item>
          <text:p text:style-name="P7">lang attribute (language)</text:p>
          <text:p text:style-name="P7">E.g: &lt;html lang=”en”&gt;&lt;/<text:span text:style-name="T1">html&gt;</text:span></text:p>
        </text:list-item>
      </text:list>
      <text:p text:style-name="P2"/>
      <text:list xml:id="list1683944824" text:style-name="L2">
        <text:list-item>
          <text:p text:style-name="P9">Head element</text:p>
          <text:p text:style-name="P9">E.g: &lt;head&gt;&lt;/head&gt;</text:p>
        </text:list-item>
      </text:list>
      <text:p text:style-name="P5"/>
      <text:list xml:id="list2011335572" text:style-name="L3">
        <text:list-header>
          <text:p text:style-name="P11">*<text:span text:style-name="T2">Title element - </text:span>gives search engines extra information about the page. It also tells browsers what text to display in the title bar when the page is open, and on the tab for the page.</text:p>
          <text:p text:style-name="P11"/>
          <text:p text:style-name="P10">E.g: &lt;title&gt;Coloured Markers&lt;/title&gt;</text:p>
        </text:list-header>
      </text:list>
      <text:p text:style-name="P5"/>
      <text:p text:style-name="P6"><text:span text:style-name="T2"><text:tab/>*</text:span><text:span text:style-name="T3">Meta element - </text:span>tell<text:span text:style-name="T3">s</text:span> browsers how to encode characters on your page. <text:span text:style-name="Source_20_Text">tf-8</text:span> is a universal character set that includes almost every character from all human languages. <text:span text:style-name="Source_20_Text">meta</text:span> elements are self-closing, and do not need a closing tag.</text:p>
      <text:p text:style-name="P6"><text:tab/><text:span text:style-name="T3">E.g: &lt;meta charset="utf-8"&gt;</text:span></text:p>
      <text:p text:style-name="P6"/>
      <text:list xml:id="list3743103439" text:style-name="L4">
        <text:list-item>
          <text:p text:style-name="P12">name and content attribute – makes the page look the same on all devices</text:p>
          <text:p text:style-name="P12">E.g: &lt;meta name="viewport" content="width=device-width, initial-scale=1.0"&gt;</text:p>
        </text:list-item>
      </text:list>
      <text:p text:style-name="P5"/>
      <text:list xml:id="list45531525353063" text:continue-list="list1683944824" text:style-name="L2">
        <text:list-item>
          <text:p text:style-name="P9">Body element</text:p>
          <text:p text:style-name="P9">&lt;body&gt;&lt;/body&gt;</text:p>
        </text:list-item>
        <text:list-item>
          <text:p text:style-name="P9"/>
        </text:list-item>
      </text:list>
      <text:p text:style-name="P2"/>
      <text:p text:style-name="P2"/>
      <text:p text:style-name="P2"/>
      <text:p text:style-name="P2"/>
      <text:p text:style-name="P2">- CSS</text:p>
      <text:p text:style-name="P2"/>
      <text:p text:style-name="P2"/>
      <text:p text:style-name="P2"/>
      <text:p text:style-name="P2"/>
      <text:p text:style-name="P1">The <text:span text:style-name="Definition">HSL</text:span> color model, or hue, saturation, and lightness, is another way to represent colors.</text:p>
      <text:p text:style-name="Text_20_body">The CSS <text:span text:style-name="Source_20_Text">hsl</text:span> function accepts 3 values: a number from 0 to 360 for hue, a percentage from 0 to 100 for saturation, and a percentage from 0 to 100 for lightness.</text:p>
      <text:p text:style-name="Text_20_body">If you imagine a color wheel, the hue red is at 0 degrees, green is at 120 degrees, and blue is at 240 degrees.</text:p>
      <text:p text:style-name="Text_20_body">Saturation is the intensity of a color from 0%, or gray, to 100% for pure color.</text:p>
      <text:p text:style-name="Text_20_body"><text:soft-page-break/>Lightness is how bright a color appears, from 0%, or complete black, to 100%, complete white, with 50% being neutral.</text:p>
      <text:p text:style-name="P1">You've learned a few ways to set flat colors in CSS, but you can also use a color transition, or <text:span text:style-name="Definition">gradient</text:span>, on an element.</text:p>
      <text:p text:style-name="Text_20_body">A gradient is when one color transitions into another. The CSS <text:span text:style-name="Source_20_Text">linear-gradient</text:span> function lets you control the direction of the transition along a line, and which colors are used.</text:p>
      <text:p text:style-name="Text_20_body">One thing to remember is that the <text:span text:style-name="Source_20_Text">linear-gradient</text:span> function actually creates an <text:span text:style-name="Source_20_Text">image</text:span> element, and is usually paired with the <text:span text:style-name="Source_20_Text">background</text:span> property which can accept an image as a value.</text:p>
      <text:p text:style-name="P1">The <text:span text:style-name="Source_20_Text">linear-gradient</text:span> function is very flexible -- here is the basic syntax you'll use in this tutorial:</text:p>
      <text:p text:style-name="P4"><text:span text:style-name="Source_20_Text">linear-gradient(gradientDirection, color1, color2, ...);</text:span></text:p>
      <text:p text:style-name="Text_20_body"><text:span text:style-name="Source_20_Text">gradientDirection</text:span> is the direction of the line used for the transition. <text:span text:style-name="Source_20_Text">color1</text:span> and <text:span text:style-name="Source_20_Text">color2</text:span> are color arguments, which are the colors that will be used in the transition itself. These can be any type of color, including color keywords, hex, <text:span text:style-name="Source_20_Text">rgb</text:span>, or <text:span text:style-name="Source_20_Text">hsl</text:span>.</text:p>
      <text:p text:style-name="P2">Color-stops allow you to fine-tune where colors are placed along the gradient line. They are a length unit like px or percentages that follow a color in the linear-gradient function.</text:p>
      <text:p text:style-name="P2"/>
      <text:p text:style-name="P2">Opacity describes how opaque, or non-transparent, something is. For example, a solid wall is opaque, and no light can pass through. But a drinking glass is much more transparent, and you can see through the glass to the other side.</text:p>
      <text:p text:style-name="P2">Another way to set the opacity for an element is with the alpha channel. Similar to the opacity property, the alpha channel controls how transparent or opaque a color i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finition"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06:52:27.601047228</meta:creation-date>
    <meta:generator>LibreOffice/7.3.7.2$Linux_X86_64 LibreOffice_project/30$Build-2</meta:generator>
    <dc:date>2022-12-26T04:55:30.135986825</dc:date>
    <meta:editing-duration>P3DT20H38M</meta:editing-duration>
    <meta:editing-cycles>7</meta:editing-cycles>
    <meta:document-statistic meta:table-count="0" meta:image-count="0" meta:object-count="0" meta:page-count="2" meta:paragraph-count="33" meta:word-count="497" meta:character-count="2898" meta:non-whitespace-character-count="2441"/>
  </office:meta>
</office:document-meta>
</file>